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3" style:family="table-row">
      <style:table-row-properties style:min-row-height="0.388cm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Header" style:master-page-name="Standard">
      <style:paragraph-properties style:page-number="auto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1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officeooo:paragraph-rsid="111cdaf8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8" style:family="paragraph">
      <style:paragraph-properties fo:text-align="start"/>
      <style:text-properties style:text-line-through-style="none" style:text-line-through-type="none" fo:font-family="Arial" style:font-style-name="Standaard" style:font-family-generic="swiss" style:font-pitch="variable" fo:font-size="12pt" fo:font-style="normal" style:text-underline-style="none" fo:font-weight="normal"/>
    </style:style>
    <style:style style:name="P9" style:family="paragraph" style:parent-style-name="Standard">
      <style:text-properties officeooo:paragraph-rsid="10eb1cc2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1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14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10900970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 style:parent-style-name="Standard">
      <style:paragraph-properties fo:text-align="center" style:justify-single-word="false"/>
      <style:text-properties officeooo:paragraph-rsid="115d755b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style:font-name="Liberation Sans1" officeooo:rsid="043ccc66" officeooo:paragraph-rsid="0e849f1d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115d755b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25" style:family="paragraph" style:parent-style-name="Standard">
      <style:text-properties officeooo:paragraph-rsid="116c31ca"/>
    </style:style>
    <style:style style:name="P26" style:family="paragraph" style:parent-style-name="Footnote">
      <style:text-properties fo:color="#000000" loext:opacity="100%" style:font-name="Liberation Sans1" fo:font-size="10pt" fo:language="nl" fo:country="NL" officeooo:rsid="0b8e0034" officeooo:paragraph-rsid="0f984cd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Footnote">
      <style:text-properties officeooo:rsid="1169e635" officeooo:paragraph-rsid="1169e635"/>
    </style:style>
    <style:style style:name="P28" style:family="paragraph" style:parent-style-name="Standard">
      <style:paragraph-properties fo:text-align="center" style:justify-single-word="false"/>
      <style:text-properties officeooo:paragraph-rsid="0d1ec96e"/>
    </style:style>
    <style:style style:name="P29" style:family="paragraph" style:parent-style-name="Standard">
      <style:text-properties officeooo:paragraph-rsid="0dbec325"/>
    </style:style>
    <style:style style:name="P30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31" style:family="paragraph" style:parent-style-name="Standard">
      <style:text-properties officeooo:rsid="0e8aa5aa" officeooo:paragraph-rsid="0e8aa5aa"/>
    </style:style>
    <style:style style:name="P32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33" style:family="paragraph" style:parent-style-name="Standard">
      <style:text-properties officeooo:paragraph-rsid="1150e784"/>
    </style:style>
    <style:style style:name="P34" style:family="paragraph" style:parent-style-name="Footnote">
      <style:text-properties officeooo:rsid="1169e635" officeooo:paragraph-rsid="116ce551"/>
    </style:style>
    <style:style style:name="P35" style:family="paragraph" style:parent-style-name="Standard">
      <style:paragraph-properties fo:text-align="center" style:justify-single-word="false"/>
      <style:text-properties officeooo:paragraph-rsid="0fb98046"/>
    </style:style>
    <style:style style:name="P36" style:family="paragraph" style:parent-style-name="Standard">
      <style:text-properties officeooo:paragraph-rsid="0fb98046"/>
    </style:style>
    <style:style style:name="P37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38" style:family="paragraph" style:parent-style-name="Standard">
      <style:text-properties officeooo:rsid="0e8aa5aa" officeooo:paragraph-rsid="0fb98046"/>
    </style:style>
    <style:style style:name="P39" style:family="paragraph" style:parent-style-name="Standard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1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officeooo:paragraph-rsid="100a8329"/>
    </style:style>
    <style:style style:name="P43" style:family="paragraph" style:parent-style-name="Footnote">
      <style:text-properties officeooo:paragraph-rsid="105c5e96"/>
    </style:style>
    <style:style style:name="P44" style:family="paragraph" style:parent-style-name="Footnote">
      <style:text-properties style:font-name="Liberation Sans1" officeooo:paragraph-rsid="1015e93a"/>
    </style:style>
    <style:style style:name="P45" style:family="paragraph" style:parent-style-name="Footnote">
      <style:paragraph-properties style:writing-mode="lr-tb"/>
      <style:text-properties officeooo:paragraph-rsid="116864fc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7" style:family="paragraph" style:parent-style-name="Standard">
      <style:paragraph-properties fo:text-align="center" style:justify-single-word="false"/>
      <style:text-properties officeooo:paragraph-rsid="0e03342d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officeooo:paragraph-rsid="10d478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0" style:family="paragraph" style:parent-style-name="Standard">
      <style:paragraph-properties fo:text-align="center" style:justify-single-word="false"/>
      <style:text-properties officeooo:paragraph-rsid="0d8c21b9"/>
    </style:style>
    <style:style style:name="P5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rsid="0e8aa5aa" officeooo:paragraph-rsid="115d755b"/>
    </style:style>
    <style:style style:name="P52" style:family="paragraph" style:parent-style-name="Standard">
      <style:text-properties officeooo:paragraph-rsid="0e2a40f4"/>
    </style:style>
    <style:style style:name="P53" style:family="paragraph" style:parent-style-name="Standard">
      <style:text-properties officeooo:rsid="0fde3dbd" officeooo:paragraph-rsid="102ebb87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56" style:family="paragraph" style:parent-style-name="Standard">
      <style:paragraph-properties fo:text-align="center" style:justify-single-word="false"/>
      <style:text-properties officeooo:paragraph-rsid="0fd58c4e"/>
    </style:style>
    <style:style style:name="P57" style:family="paragraph" style:parent-style-name="Standard">
      <style:text-properties officeooo:paragraph-rsid="0e0463fc"/>
    </style:style>
    <style:style style:name="P58" style:family="paragraph" style:parent-style-name="Standard">
      <style:text-properties officeooo:paragraph-rsid="101b90cf"/>
    </style:style>
    <style:style style:name="P59" style:family="paragraph" style:parent-style-name="Standard">
      <style:paragraph-properties fo:text-align="center" style:justify-single-word="false"/>
      <style:text-properties officeooo:paragraph-rsid="0e0bda5c"/>
    </style:style>
    <style:style style:name="P60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61" style:family="paragraph" style:parent-style-name="Standard">
      <style:text-properties style:font-name="Liberation Sans1" fo:font-size="12pt" officeooo:rsid="0e0463fc" officeooo:paragraph-rsid="10b5b188" style:font-size-asian="12pt" style:font-size-complex="12pt"/>
    </style:style>
    <style:style style:name="P62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63" style:family="paragraph" style:parent-style-name="Standard">
      <style:paragraph-properties fo:text-align="center" style:justify-single-word="false"/>
      <style:text-properties officeooo:paragraph-rsid="10178c94"/>
    </style:style>
    <style:style style:name="P64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65" style:family="paragraph" style:parent-style-name="Standard">
      <style:text-properties officeooo:paragraph-rsid="0fad1a3f"/>
    </style:style>
    <style:style style:name="P66" style:family="paragraph" style:parent-style-name="Standard">
      <style:text-properties officeooo:paragraph-rsid="0fcd2b2a"/>
    </style:style>
    <style:style style:name="P67" style:family="paragraph" style:parent-style-name="Standard">
      <style:text-properties officeooo:paragraph-rsid="10bb6617"/>
    </style:style>
    <style:style style:name="P68" style:family="paragraph" style:parent-style-name="Standard">
      <style:text-properties officeooo:paragraph-rsid="0b0ddd8e"/>
    </style:style>
    <style:style style:name="P6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0" style:family="paragraph" style:parent-style-name="Standard">
      <style:text-properties officeooo:paragraph-rsid="04f68805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text-properties officeooo:paragraph-rsid="10c51381"/>
    </style:style>
    <style:style style:name="P73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7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7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76" style:family="paragraph" style:parent-style-name="Standard">
      <style:paragraph-properties fo:text-align="center" style:justify-single-word="false"/>
      <style:text-properties style:font-name="Liberation Sans1" fo:font-size="12pt" officeooo:paragraph-rsid="115d755b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78" style:family="paragraph" style:parent-style-name="Standard">
      <style:paragraph-properties style:writing-mode="lr-tb"/>
      <style:text-properties officeooo:paragraph-rsid="116d2c0d"/>
    </style:style>
    <style:style style:name="P79" style:family="paragraph" style:parent-style-name="Footnote">
      <style:text-properties fo:color="#000000" loext:opacity="100%" style:font-name="Liberation Sans1" fo:font-size="10pt" fo:language="nl" fo:country="NL" officeooo:rsid="0b8e0034" officeooo:paragraph-rsid="115399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80" style:family="paragraph" style:parent-style-name="Standard">
      <style:text-properties officeooo:paragraph-rsid="10e03ba9"/>
    </style:style>
    <style:style style:name="P81" style:family="paragraph" style:parent-style-name="Standard">
      <style:paragraph-properties fo:text-align="center" style:justify-single-word="false"/>
      <style:text-properties style:font-name="Liberation Sans1" fo:font-size="12pt" officeooo:paragraph-rsid="0d1ec96e" style:font-size-asian="12pt" style:font-size-complex="12pt"/>
    </style:style>
    <style:style style:name="P82" style:family="paragraph" style:parent-style-name="Standard">
      <style:text-properties officeooo:paragraph-rsid="0fc931f5"/>
    </style:style>
    <style:style style:name="P83" style:family="paragraph" style:parent-style-name="Standard">
      <style:text-properties officeooo:paragraph-rsid="10ab1f0a"/>
    </style:style>
    <style:style style:name="P84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85" style:family="paragraph" style:parent-style-name="Standard">
      <style:text-properties officeooo:paragraph-rsid="0e8aa5aa"/>
    </style:style>
    <style:style style:name="P86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87" style:family="paragraph" style:parent-style-name="Standard">
      <style:text-properties officeooo:paragraph-rsid="116d2c0d"/>
    </style:style>
    <style:style style:name="P88" style:family="paragraph" style:parent-style-name="Standard">
      <style:text-properties officeooo:paragraph-rsid="1020f7f1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>
      <style:paragraph-properties fo:text-align="center" style:justify-single-word="false"/>
      <style:text-properties officeooo:paragraph-rsid="0e38fc62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93" style:family="paragraph" style:parent-style-name="Footnote">
      <style:text-properties officeooo:rsid="043ccc66" officeooo:paragraph-rsid="0e849f1d"/>
    </style:style>
    <style:style style:name="P94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97" style:family="paragraph" style:parent-style-name="Standard">
      <style:paragraph-properties fo:text-align="center" style:justify-single-word="false"/>
      <style:text-properties officeooo:paragraph-rsid="0e82f1b0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6d2c0d"/>
    </style:style>
    <style:style style:name="P99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10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10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103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104" style:family="paragraph" style:parent-style-name="Standard">
      <style:text-properties officeooo:paragraph-rsid="0f99f892"/>
    </style:style>
    <style:style style:name="P105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T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fo:language="nl" fo:country="NL" style:text-underline-style="none" officeooo:rsid="1100bc8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fo:language="nl" fo:country="NL" style:text-underline-style="none" officeooo:rsid="10f44ed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1" fo:font-size="12pt" style:font-size-asian="12pt" style:font-size-complex="12pt"/>
    </style:style>
    <style:style style:name="T12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1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7" style:family="text">
      <style:text-properties style:use-window-font-color="true" loext:opacity="0%" style:font-name="Liberation Sans1" fo:font-size="12pt" fo:language="nl" fo:country="NL" style:text-underline-style="none" officeooo:rsid="106515af" fo:background-color="transparent" loext:char-shading-value="0" style:font-size-asian="12pt" style:language-asian="nl" style:country-asian="NL" style:font-name-complex="Bitstream Vera Sans" style:font-size-complex="12pt" style:language-complex="nl" style:country-complex="NL"/>
    </style:style>
    <style:style style:name="T18" style:family="text">
      <style:text-properties style:use-window-font-color="true" loext:opacity="0%" style:font-name="Liberation Sans1" fo:font-size="12pt" fo:language="nl" fo:country="NL" style:text-underline-style="none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1" fo:font-size="12pt" fo:language="nl" fo:country="NL" style:text-underline-style="none" officeooo:rsid="1100bc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1" fo:font-size="12pt" style:text-underline-style="none" fo:background-color="transparent" loext:char-shading-value="0" style:font-size-asian="12pt" style:font-size-complex="12pt"/>
    </style:style>
    <style:style style:name="T21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style:use-window-font-color="true" loext:opacity="0%" style:font-name="Liberation Sans1" fo:font-size="12pt" fo:language="nl" fo:country="N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style:font-name="Liberation Sans1" fo:font-size="12pt" fo:language="nl" fo:country="NL" fo:font-style="normal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25" style:family="text">
      <style:text-properties fo:color="#000000" loext:opacity="100%" style:font-name="Liberation Sans1" fo:font-size="12pt" fo:language="nl" fo:country="NL" fo:font-style="normal" officeooo:rsid="111cdaf8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6" style:family="text">
      <style:text-properties style:font-name="Liberation Sans1" fo:font-size="12pt" style:text-underline-style="none" officeooo:rsid="1100bc87" fo:background-color="transparent" loext:char-shading-value="0" style:font-size-asian="12pt" style:font-size-complex="12pt"/>
    </style:style>
    <style:style style:name="T27" style:family="text">
      <style:text-properties style:font-name="Liberation Sans1" fo:font-size="12pt" style:text-underline-style="none" officeooo:rsid="10f44ed2" fo:background-color="transparent" loext:char-shading-value="0" style:font-size-asian="12pt" style:font-size-complex="12pt"/>
    </style:style>
    <style:style style:name="T28" style:family="text">
      <style:text-properties style:font-name="Liberation Sans1" fo:font-size="12pt" fo:background-color="transparent" loext:char-shading-value="0" style:font-size-asian="12pt" style:font-size-complex="12pt"/>
    </style:style>
    <style:style style:name="T29" style:family="text">
      <style:text-properties style:font-name="Liberation Sans1" fo:font-size="12pt" officeooo:rsid="10cedf4f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1" fo:font-size="12pt" fo:language="nl" fo:country="NL" fo:font-style="normal" fo:font-weight="normal" officeooo:rsid="111cdaf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1" fo:font-size="12pt" fo:language="nl" fo:country="NL" fo:font-style="normal" style:text-underline-style="none" officeooo:rsid="1100b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1" fo:font-size="12pt" fo:language="nl" fo:country="NL" fo:font-style="normal" style:text-underline-style="none" officeooo:rsid="10f44e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eb1c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style:use-window-font-color="true" loext:opacity="0%" style:font-name="Liberation Sans1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eb1cc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officeooo:rsid="10cedf4f"/>
    </style:style>
    <style:style style:name="T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8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style:font-name="Liberation Sans1" fo:font-size="12pt" fo:language="nl" fo:country="NL" fo:font-style="normal" fo:font-weight="normal" officeooo:rsid="111cb3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5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6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fo:background-color="transparent" loext:char-shading-value="0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101107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style:font-name="Liberation Sans1" fo:font-size="12pt" fo:language="nl" fo:country="NL" style:text-underline-style="none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style:font-name="Liberation Sans1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1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4" style:family="text">
      <style:text-properties style:font-name="Liberation Sans1" fo:font-size="12pt" fo:font-weight="normal" officeooo:rsid="04efc077" fo:background-color="transparent" loext:char-shading-value="0" style:font-family-asian="'DejaVu Sans'" style:font-family-generic-asian="swiss" style:font-pitch-asian="variable" style:font-weight-asian="normal" style:font-name-complex="Bitstream Vera Sans" style:font-weight-complex="normal"/>
    </style:style>
    <style:style style:name="T75" style:family="text">
      <style:text-properties fo:color="#000000" loext:opacity="100%" style:font-name="Liberation Sans1" fo:font-size="12pt" fo:language="nl" fo:country="NL" style:font-family-asian="'DejaVu Sans'" style:font-family-generic-asian="swiss" style:font-pitch-asian="variable" style:font-size-asian="12pt" style:language-asian="nl" style:country-asian="NL" style:font-name-complex="Bitstream Vera Sans" style:font-size-complex="12pt" style:language-complex="nl" style:country-complex="N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officeooo:rsid="116ce551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style:font-name="Liberation Sans1" fo:font-size="12pt" officeooo:rsid="0d1ec96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ee672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style:font-name="Liberation Sans1" fo:font-size="12pt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position="super 58%" style:font-name="Liberation Sans1" fo:font-size="12pt" fo:language="nl" fo:country="NL" style:font-family-asian="'DejaVu Sans'" style:font-family-generic-asian="swiss" style:font-pitch-asian="variable" style:font-size-asian="12pt" style:language-asian="nl" style:country-asian="NL" style:font-name-complex="Bitstream Vera Sans" style:font-size-complex="12pt" style:language-complex="nl" style:country-complex="N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nl" fo:country="NL" fo:font-style="normal" style:text-underline-style="none" officeooo:rsid="112465a7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fo:language="nl" fo:country="NL" fo:font-style="normal" style:text-underline-style="none" officeooo:rsid="11285ff5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116c31c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officeooo:rsid="116a84b4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font-name="Liberation Sans1" fo:font-size="12pt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3" style:family="text">
      <style:text-properties fo:color="#000000" loext:opacity="100%" style:text-line-through-style="none" style:text-line-through-type="none" style:font-name="Liberation Sans1" fo:font-size="10pt" style:text-underline-style="none" officeooo:rsid="112708af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officeooo:rsid="01657261" fo:background-color="transparent" loext:char-shading-value="0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fo:language="en" fo:country="GB" officeooo:rsid="01657261" fo:background-color="transparent" loext:char-shading-value="0" style:font-size-asian="10pt" style:font-size-complex="10pt"/>
    </style:style>
    <style:style style:name="T117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118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1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123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24" style:family="text">
      <style:text-properties officeooo:rsid="04473353"/>
    </style:style>
    <style:style style:name="T125" style:family="text">
      <style:text-properties officeooo:rsid="0f95a7a0"/>
    </style:style>
    <style:style style:name="T126" style:family="text">
      <style:text-properties officeooo:rsid="0f8f58bd"/>
    </style:style>
    <style:style style:name="T127" style:family="text">
      <style:text-properties officeooo:rsid="0aace3cd"/>
    </style:style>
    <style:style style:name="T128" style:family="text">
      <style:text-properties style:font-name="Ubuntu" fo:font-size="10pt" officeooo:rsid="04473353" style:font-size-asian="10pt" style:font-size-complex="10pt"/>
    </style:style>
    <style:style style:name="T129" style:family="text">
      <style:text-properties fo:font-size="10pt" officeooo:rsid="04473353" style:font-size-asian="10pt" style:font-size-complex="10pt"/>
    </style:style>
    <style:style style:name="T130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33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3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36b7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868af1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f3232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eddf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2980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31ab8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635ee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69b94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4a7a5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d5e44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4a7a5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d33b2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d7929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officeooo:rsid="10048e31"/>
    </style:style>
    <style:style style:name="T175" style:family="text">
      <style:text-properties style:font-name="Liberation Sans1" officeooo:rsid="10048e31"/>
    </style:style>
    <style:style style:name="T176" style:family="text">
      <style:text-properties officeooo:rsid="10048e31" style:font-size-asian="11pt" style:font-size-complex="11pt"/>
    </style:style>
    <style:style style:name="T177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family-asian="'DejaVu Sans'" style:font-family-generic-asian="swiss" style:font-pitch-asian="variable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8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italic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9" style:family="text">
      <style:text-properties fo:color="#000000" loext:opacity="100%" style:font-name="Liberation Sans1" fo:font-size="12pt" officeooo:rsid="106cfca8" style:font-size-asian="12pt" style:font-size-complex="12pt"/>
    </style:style>
    <style:style style:name="T180" style:family="text">
      <style:text-properties fo:color="#000000" loext:opacity="100%" style:font-name="Liberation Sans1" fo:font-size="12pt" fo:font-weight="bold" officeooo:rsid="106cfca8" style:font-size-asian="12pt" style:font-weight-asian="bold" style:font-size-complex="12pt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fo:language="nl" fo:country="NL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officeooo:rsid="101b90cf"/>
    </style:style>
    <style:style style:name="T187" style:family="text">
      <style:text-properties officeooo:rsid="10b5b188"/>
    </style:style>
    <style:style style:name="T18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0" style:family="text">
      <style:text-properties officeooo:rsid="101e15d6"/>
    </style:style>
    <style:style style:name="T191" style:family="text">
      <style:text-properties officeooo:rsid="10a19599"/>
    </style:style>
    <style:style style:name="T1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font-name="Liberation Sans1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font-name="Liberation Sans1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4" style:family="text"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fo:language="nl" fo:country="NL" fo:font-style="normal" fo:font-weight="normal" officeooo:rsid="111161f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f1139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fo:language="nl" fo:country="NL" fo:font-style="normal" fo:font-weight="normal" officeooo:rsid="111352e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style:font-name="Liberation Sans1" fo:font-size="12pt"/>
    </style:style>
    <style:style style:name="T22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fo:language="nl" fo:country="NL" fo:font-style="normal" fo:font-weight="normal" officeooo:rsid="110ca42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fo:language="nl" fo:country="NL" fo:font-style="normal" style:text-underline-style="none" officeooo:rsid="11263323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1" fo:font-size="12pt" fo:language="nl" fo:country="NL" fo:font-weight="normal" officeooo:rsid="10f7d9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kstvak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" form:id="control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" form:id="control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Debian</text:user-field-get></text:span><text:span text:style-name="T4"><text:s/></text:span><text:span text:style-name="T5">Desktop</text:span><text:span text:style-name="T6">.</text:span></text:p>
      <text:p text:style-name="P2"/>
      <text:p text:style-name="P3"/>
      <text:p text:style-name="P4">Vul het tekstvak achter &lt;...&gt; in</text:p>
      <text:p text:style-name="P5"><text:span text:style-name="T7">&lt;</text:span><text:span text:style-name="T8">g</text:span><text:span text:style-name="T9">ebruiker</text:span><text:span text:style-name="T7">&gt;</text:span><text:span text:style-name="T10"><text:tab/><text:tab/></text:span><text:span text:style-name="T11"> <text:tab/><text:tab/></text:span><draw:control text:anchor-type="as-char" svg:y="-0.4cm" draw:z-index="2" draw:name="Gebruiker 1" draw:style-name="gr1" draw:text-style-name="P6" svg:width="6.002cm" svg:height="0.5cm" draw:control="control1"><svg:title>Gebruiker</svg:title><svg:desc>Volledige naam, bijv. Jan Stek</svg:desc></draw:control><text:span text:style-name="T12"><text:tab/></text:span><text:span text:style-name="T13">b</text:span><text:span text:style-name="T14">ij</text:span><text:span text:style-name="T15">v.</text:span><text:span text:style-name="T16"> </text:span><text:span text:style-name="T17">Karel Zimmer</text:span></text:p>
      <text:p text:style-name="Standard"><text:span text:style-name="T18">&lt;</text:span><text:span text:style-name="T19">g</text:span><text:span text:style-name="T20">ebruikersnaam&gt;<text:tab/></text:span><text:span text:style-name="T21"><draw:control text:anchor-type="as-char" svg:y="-0.4cm" draw:z-index="3" draw:name="Gberuikersnaam 2" draw:style-name="gr1" draw:text-style-name="P6" svg:width="6.002cm" svg:height="0.5cm" draw:control="control2"><svg:title>Gebruikersnaam</svg:title><svg:desc>Korte naam, bijv. jan</svg:desc></draw:control></text:span><text:span text:style-name="T21"><text:tab/></text:span><text:span text:style-name="T22">b</text:span><text:span text:style-name="T23">ijv.</text:span><text:span text:style-name="T24"> </text:span><text:span text:style-name="T25">karel</text:span></text:p>
      <text:p text:style-name="Standard"><text:span text:style-name="T20">&lt;</text:span><text:span text:style-name="T26">c</text:span><text:span text:style-name="T27">omputernaam</text:span><text:span text:style-name="T20">&gt;</text:span><text:span text:style-name="T21"><text:tab/><text:tab/></text:span><text:span text:style-name="T28"><draw:control text:anchor-type="as-char" svg:y="-0.4cm" draw:z-index="4" draw:name="Computernaam 1" draw:style-name="gr1" draw:text-style-name="P6" svg:width="6.002cm" svg:height="0.5cm" draw:control="control3"><svg:title>Computernaam</svg:title><svg:desc>Unieke naam van de computer</svg:desc></draw:control></text:span><text:span text:style-name="T28"><text:tab/></text:span><text:span text:style-name="T29">b</text:span><text:span text:style-name="T30">ijv.</text:span><text:span text:style-name="T31"> </text:span><text:span text:style-name="T32">pc0</text:span><text:span text:style-name="T33">1</text:span></text:p>
      <text:p text:style-name="P7"><text:span text:style-name="T34">&lt;</text:span><text:span text:style-name="T35">g</text:span><text:span text:style-name="T36">ebruiker</text:span><text:span text:style-name="T34">&gt;<text:tab/></text:span><text:span text:style-name="T37"><text:tab/></text:span><text:span text:style-name="T11"> <text:tab/><text:tab/></text:span><text:span text:style-name="T12"><draw:control text:anchor-type="as-char" svg:y="-0.4cm" draw:z-index="5" draw:name="Gebruiker 2" draw:style-name="gr1" draw:text-style-name="P8" svg:width="6.002cm" svg:height="0.5cm" draw:control="control4"><svg:title>Gebruiker</svg:title><svg:desc>Volledige naam, bijv. Jan Stek</svg:desc></draw:control></text:span><text:span text:style-name="T12"><text:tab/></text:span><text:span text:style-name="T13">e</text:span><text:span text:style-name="T38">vt. </text:span><text:span text:style-name="T39">extra </text:span><text:span text:style-name="T38">gebruiker</text:span><text:span text:style-name="T39">s</text:span></text:p>
      <text:p text:style-name="P9"><text:span text:style-name="T34">&lt;</text:span><text:span text:style-name="T35">g</text:span><text:span text:style-name="T36">ebruikersnaam</text:span><text:span text:style-name="T34">&gt;<text:tab/></text:span><text:span text:style-name="T40"><draw:control text:anchor-type="as-char" svg:y="-0.4cm" draw:z-index="6" draw:name="Gberuikersnaam 1" draw:style-name="gr1" draw:text-style-name="P6" svg:width="6.002cm" svg:height="0.5cm" draw:control="control5"><svg:title>Gebruikersnaam</svg:title><svg:desc>Korte naam, bijv. jan</svg:desc></draw:control></text:span><text:span text:style-name="T40"><text:tab/></text:span><text:span text:style-name="T41">e</text:span><text:span text:style-name="T42">vt. </text:span><text:span text:style-name="T43">extra </text:span><text:span text:style-name="T42">gebruiker</text:span><text:span text:style-name="T43">s</text:span></text:p>
      <text:p text:style-name="P10"><text:span text:style-name="T44">v</text:span>ervang &lt;...&gt; in deze checklist door de waarde in het tekstvak.</text:p>
      <text:p text:style-name="P11"/>
      <text:p text:style-name="P12"/>
      <text:p text:style-name="P13"><text:span text:style-name="Strong_20_Emphasis"><text:span text:style-name="T45">Nog niet op Linux?</text:span></text:span><text:span text:style-name="T46"><text:tab/></text:span><text:span text:style-name="T47">G</text:span><text:span text:style-name="T48">ebruik </text:span><text:span text:style-name="Strong_20_Emphasis"><text:span text:style-name="T49">Checklist </text:span></text:span><text:span text:style-name="Strong_20_Emphasis"><text:span text:style-name="T50">overzetten</text:span></text:span><text:span text:style-name="T48"> op </text:span><text:a xlink:type="simple" xlink:href="https://karelzimer.nl/nl" text:style-name="Internet_20_link" text:visited-style-name="Visited_20_Internet_20_Link"><text:span text:style-name="Internet_20_link"><text:span text:style-name="T51">karelzimmer.nl/nl</text:span></text:span></text:a><text:span text:style-name="T52">.</text:span></text:p>
      <text:p text:style-name="P14"><text:span text:style-name="Strong_20_Emphasis"><text:span text:style-name="T53">Nieuwe installatie?</text:span></text:span><text:span text:style-name="T54"><text:tab/></text:span><text:span text:style-name="T55">B</text:span><text:span text:style-name="T54">egin bij hoofdstuk </text:span><text:span text:style-name="Strong_20_Emphasis"><text:span text:style-name="T53"><text:bookmark-ref text:reference-format="page" text:ref-name="__RefNumPara__4009_1271708128">2</text:bookmark-ref></text:span></text:span><text:span text:style-name="Strong_20_Emphasis"><text:span text:style-name="T53"><text:s text:c="2"/></text:span></text:span><text:span text:style-name="Strong_20_Emphasis"><text:span text:style-name="T56"><text:bookmark-ref text:reference-format="text" text:ref-name="__RefNumPara__4009_1271708128">Installatie uitvoeren</text:bookmark-ref></text:span></text:span><text:span text:style-name="T57">.</text:span></text:p>
      <text:p text:style-name="P15"><text:span text:style-name="Strong_20_Emphasis"/></text:p>
      <text:p text:style-name="P15"><text:span text:style-name="Strong_20_Emphasis"/></text:p>
      <text:list text:style-name="L1">
        <text:list-item>
          <text:p text:style-name="P16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7"><text:span text:style-name="Strong_20_Emphasis"/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text:span text:style-name="T59"/></text:p>
          </table:table-cell>
          <table:table-cell table:style-name="_31_._5f_Installatie_5f_voorbereiden.D1" office:value-type="string">
            <text:p text:style-name="P20"><text:span text:style-name="T60">Aanmelden als &lt;</text:span><text:span text:style-name="T61">g</text:span><text:span text:style-name="T62">ebruike</text:span><text:span text:style-name="T63">r&gt;</text:span><text:span text:style-name="T64"><text:note text:id="ftn1" text:note-class="footnote"><text:note-citation>1</text:note-citation><text:note-body><text:p text:style-name="P21"><text:span text:style-name="T65">E</text:span><text:span text:style-name="T66">v</text:span><text:span text:style-name="T67">en</text:span><text:span text:style-name="T68">t</text:span><text:span text:style-name="T69">uele </text:span><text:span text:style-name="T70">extra </text:span><text:span text:style-name="T71">gebruiker</text:span><text:span text:style-name="T70">s aanmelden </text:span><text:span text:style-name="T72">en dezelfde stappen uitvoeren</text:span><text:span text:style-name="T73">.</text:span></text:p></text:note-body></text:note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><text:span text:style-name="Strong_20_Emphasis"><text:span text:style-name="T60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60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4">☐</text:span></text:span></text:p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3" office:value-type="string">
            <text:p text:style-name="P25"><text:span text:style-name="T75">Druk op de Super-toets</text:span><text:span text:style-name="T75"><text:note text:id="ftn2" text:note-class="footnote"><text:note-citation>2</text:note-citation><text:note-body><text:p text:style-name="P26">Windows-, command- of vergrootglastoets.</text:p></text:note-body></text:note></text:span><text:span text:style-name="T75">, typ </text:span><text:span text:style-name="User_20_Entry"><text:span text:style-name="T75">term</text:span></text:span><text:span text:style-name="T75"> e</text:span><text:span text:style-name="T76">n </text:span><text:span text:style-name="T77">k</text:span><text:span text:style-name="T76">lik op het </text:span><text:span text:style-name="Strong_20_Emphasis"><text:span text:style-name="T78">Terminalvenster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76"><text:note text:id="ftn3" text:note-class="footnote"><text:note-citation>3</text:note-citation><text:note-body><text:p text:style-name="P27">Op LXDE volg Menu &gt; <text:span text:style-name="T80">Systeem</text:span> &gt; <text:span text:style-name="T80">LXTerminal</text:span>.</text:p></text:note-body></text:note></text:span></text:span><text:span text:style-name="Strong_20_Emphasis"><text:span text:style-name="T81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D4" office:value-type="string">
            <text:p text:style-name="P29"><text:span text:style-name="T82">Typ</text:span><text:span text:style-name="T83"> de </text:span><text:span text:style-name="T84">volgende </text:span><text:span text:style-name="T85">drie </text:span><text:span text:style-name="T83">opdrachten, ieder gevolgd door de </text:span><text:span text:style-name="T86">Enter</text:span><text:span text:style-name="T76">-toets: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5" office:value-type="string">
            <text:p text:style-name="Standard"><text:span text:style-name="User_20_Entry"><text:span text:style-name="T87">sudo</text:span></text:span><text:span text:style-name="User_20_Entry"><text:span text:style-name="T88"> </text:span></text:span><text:span text:style-name="User_20_Entry"><text:span text:style-name="T87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6" office:value-type="string">
            <text:p text:style-name="Standard"><text:span text:style-name="User_20_Entry"><text:span text:style-name="T88">wget karelzimmer.nl/</text:span></text:span><text:span text:style-name="User_20_Entry"><text:span text:style-name="T89">get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Standard"><text:span text:style-name="User_20_Entry"><text:span text:style-name="T88">bash </text:span></text:span><text:span text:style-name="User_20_Entry"><text:span text:style-name="T90">get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31"><text:span text:style-name="T91">V</text:span><text:span text:style-name="T92">olg </text:span><text:span text:style-name="T58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D10" office:value-type="string">
            <text:p text:style-name="P33"><text:span text:style-name="T75">Druk op de Super-toets</text:span><text:span text:style-name="T93">2</text:span><text:span text:style-name="T75">, ty</text:span><text:span text:style-name="T94">p </text:span><text:span text:style-name="User_20_Entry"><text:span text:style-name="T95">menu</text:span></text:span><text:span text:style-name="T96"> </text:span><text:span text:style-name="T97">e</text:span><text:span text:style-name="T76">n </text:span><text:span text:style-name="T77">k</text:span><text:span text:style-name="T76">lik op het </text:span><text:span text:style-name="Strong_20_Emphasis"><text:span text:style-name="T98">KZ </text:span></text:span><text:span text:style-name="Strong_20_Emphasis"><text:span text:style-name="T99">Installatiemenu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100"><text:note text:id="ftn0" text:note-class="footnote"><text:note-citation>4</text:note-citation><text:note-body><text:p text:style-name="P34">Op LXDE volg Menu &gt; H<text:span text:style-name="T101">u</text:span>lpmiddelen &gt; KZ Installatiemenu.</text:p></text:note-body></text:note></text:span></text:span><text:span text:style-name="Strong_20_Emphasis"><text:span text:style-name="T76">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/></text:p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11" office:value-type="string">
            <text:p text:style-name="P36"><text:span text:style-name="T102">Selecteer</text:span><text:span text:style-name="T58"> </text:span><text:span text:style-name="Strong_20_Emphasis"><text:span text:style-name="T103">1</text:span></text:span><text:span text:style-name="T104"> </text:span><text:span text:style-name="T105">Installatie voorbereiden</text:span><text:span text:style-name="T106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12" office:value-type="string">
            <text:p text:style-name="P38"><text:span text:style-name="T91">V</text:span><text:span text:style-name="T92">olg </text:span><text:span text:style-name="T58">de aanwijzingen op het scherm.</text:span></text:p>
          </table:table-cell>
        </table:table-row>
      </table:table>
      <text:p text:style-name="P39"/>
      <text:list text:continue-numbering="true" text:style-name="L1">
        <text:list-item>
          <text:p text:style-name="P40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1" office:value-type="string">
            <text:p text:style-name="P42"><text:span text:style-name="T107">Start de computer op vanaf</text:span><text:span text:style-name="T107"><text:note text:id="ftn4" text:note-class="footnote"><text:note-citation>1</text:note-citation><text:note-body><text:p text:style-name="P43"><text:span text:style-name="T108">B</text:span><text:span text:style-name="T109">ootmenu/</text:span><text:span text:style-name="T108">S</text:span><text:span text:style-name="T109">etup</text:span><text:span text:style-name="T110"> via </text:span><text:span text:style-name="T111">é</text:span><text:span text:style-name="T112">é</text:span><text:span text:style-name="T108">n van de </text:span><text:span text:style-name="T113">v</text:span><text:span text:style-name="T114">eelgebruikte toetsen:</text:span><text:span text:style-name="T115"> </text:span><text:span text:style-name="T116">Esc</text:span><text:span text:style-name="T115">, </text:span><text:span text:style-name="T116">Delete</text:span><text:span text:style-name="T115">, </text:span><text:span text:style-name="T116">F1</text:span><text:span text:style-name="T115">, </text:span><text:span text:style-name="T116">F2</text:span><text:span text:style-name="T115">, </text:span><text:span text:style-name="T116">F9</text:span><text:span text:style-name="T115">, </text:span><text:span text:style-name="T116">F10</text:span><text:span text:style-name="T115">, </text:span><text:span text:style-name="T116">F11</text:span><text:span text:style-name="T115">, of </text:span><text:span text:style-name="T116">F12</text:span></text:p></text:note-body></text:note></text:span><text:span text:style-name="T107"> </text:span><text:span text:style-name="T117">een </text:span><text:span text:style-name="T118"><text:user-field-get text:name="Distro">Debian</text:user-field-get></text:span><text:span text:style-name="T119"><text:s/></text:span><text:span text:style-name="T120">Desktop</text:span><text:span text:style-name="T121"> </text:span><text:span text:style-name="T122">Live</text:span><text:span text:style-name="T123"><text:note text:id="ftn5" text:note-class="footnote"><text:note-citation>2</text:note-citation><text:note-body><text:p text:style-name="P44"><text:span text:style-name="T124">Vanaf een </text:span><text:span text:style-name="T125">L</text:span><text:span text:style-name="T124">ive </text:span><text:span text:style-name="T126">USB</text:span><text:span text:style-name="T127">-stick</text:span><text:span text:style-name="T128"> </text:span><text:span text:style-name="T124">kunt u opstarten en </text:span><text:span text:style-name="T129">met </text:span><text:span text:style-name="T130"><text:user-field-get text:name="Distro">Debian</text:user-field-get></text:span><text:span text:style-name="T130"><text:s/></text:span><text:span text:style-name="T124">werken zonder enige bestanden op de harde schijf te wijzigen en maakt ook installatie van </text:span><text:span text:style-name="T130"><text:user-field-get text:name="Distro">Debian</text:user-field-get></text:span><text:span text:style-name="T130"><text:s/></text:span><text:span text:style-name="T124">mogelijk.</text:span></text:p></text:note-body></text:note></text:span><text:span text:style-name="T131"> </text:span><text:span text:style-name="T132">USB</text:span><text:span text:style-name="T133">-stick</text:span><text:span text:style-name="T133"><text:note text:id="ftn6" text:note-class="footnote"><text:note-citation>3</text:note-citation><text:note-body><text:p text:style-name="P45"><text:span text:style-name="T134">Ga naar</text:span><text:span text:style-name="T135"> </text:span><text:a xlink:type="simple" xlink:href="https://www.debian.org/" text:style-name="Internet_20_link" text:visited-style-name="Visited_20_Internet_20_Link"><text:span text:style-name="T136">debian.org</text:span></text:a><text:span text:style-name="T135">, </text:span><text:span text:style-name="T137">en </text:span><text:span text:style-name="T138">klik op</text:span><text:span text:style-name="T137"> </text:span><text:span text:style-name="Strong_20_Emphasis"><text:span text:style-name="T139">Andere</text:span></text:span><text:span text:style-name="Strong_20_Emphasis"><text:span text:style-name="T140"> downloads</text:span></text:span><text:span text:style-name="T141"> (onder “Download</text:span><text:span text:style-name="T142">en”</text:span><text:span text:style-name="T141">) </text:span><text:span text:style-name="T137">en </text:span><text:span text:style-name="T138">vervolgens op</text:span><text:span text:style-name="T141"> </text:span><text:span text:style-name="Strong_20_Emphasis"><text:span text:style-name="T139">Ander</text:span></text:span><text:span text:style-name="Strong_20_Emphasis"><text:span text:style-name="T140"> live-ISO</text:span></text:span><text:span text:style-name="T141"> (onder “Debian live uitproberen voordat u installeert”</text:span><text:span text:style-name="T143">).<text:line-break/></text:span><text:span text:style-name="T142">Klik op éé</text:span><text:span text:style-name="T134">n</text:span><text:span text:style-name="T144"> van de volgende drie</text:span><text:span text:style-name="T142">:<text:line-break/></text:span><text:span text:style-name="Strong_20_Emphasis"><text:span text:style-name="T143">debian-live-...-amd64-</text:span></text:span><text:span text:style-name="Strong_20_Emphasis"><text:span text:style-name="T145">gnome</text:span></text:span><text:span text:style-name="Strong_20_Emphasis"><text:span text:style-name="T146">.iso</text:span></text:span><text:span text:style-name="Strong_20_Emphasis"><text:span text:style-name="T147"><text:tab/><text:tab/>meest gebruikt, vergelijkbaar met Ubuntu</text:span></text:span><text:span text:style-name="T143"><text:line-break/></text:span><text:span text:style-name="Strong_20_Emphasis"><text:span text:style-name="T143">debian-live-...-amd64-</text:span></text:span><text:span text:style-name="Strong_20_Emphasis"><text:span text:style-name="T145">cinnamon</text:span></text:span><text:span text:style-name="Strong_20_Emphasis"><text:span text:style-name="T146">.iso</text:span></text:span><text:span text:style-name="T147"> <text:tab/>vergelijkbaar met Windows en Linux Mint</text:span><text:span text:style-name="T143"><text:line-break/></text:span><text:span text:style-name="Strong_20_Emphasis"><text:span text:style-name="T143">debian-live-...-amd64-</text:span></text:span><text:span text:style-name="Strong_20_Emphasis"><text:span text:style-name="T145">lxqt</text:span></text:span><text:span text:style-name="Strong_20_Emphasis"><text:span text:style-name="T146">.iso</text:span></text:span><text:span text:style-name="T147"> <text:tab/><text:tab/><text:tab/>vergelijkbaar met Windows</text:span><text:span text:style-name="T148">, </text:span><text:span text:style-name="T147">voor </text:span><text:span text:style-name="T149">zeer </text:span><text:span text:style-name="T147">oude computers</text:span><text:span text:style-name="T150"><text:line-break/></text:span><text:span text:style-name="Strong_20_Emphasis"><text:span text:style-name="T151">O</text:span></text:span><text:span text:style-name="Strong_20_Emphasis"><text:span text:style-name="T152">p </text:span></text:span><text:a xlink:type="simple" xlink:href="https://karelzimmer.nl/" text:style-name="Internet_20_link" text:visited-style-name="Visited_20_Internet_20_Link"><text:span text:style-name="Strong_20_Emphasis"><text:span text:style-name="T153">karelzimmer.nl</text:span></text:span></text:a><text:span text:style-name="Strong_20_Emphasis"><text:span text:style-name="T152">, </text:span></text:span><text:span text:style-name="Strong_20_Emphasis"><text:span text:style-name="T151">onder </text:span></text:span><text:span text:style-name="Strong_20_Emphasis"><text:span text:style-name="T154">Linux!</text:span></text:span><text:span text:style-name="Strong_20_Emphasis"><text:span text:style-name="T151">, </text:span></text:span><text:span text:style-name="Strong_20_Emphasis"><text:span text:style-name="T155">boven</text:span></text:span><text:span text:style-name="Strong_20_Emphasis"><text:span text:style-name="T156">aan de</text:span></text:span><text:span text:style-name="Strong_20_Emphasis"><text:span text:style-name="T155"> </text:span></text:span><text:span text:style-name="Strong_20_Emphasis"><text:span text:style-name="T154">Linux info</text:span></text:span><text:span text:style-name="Strong_20_Emphasis"><text:span text:style-name="T151">, vindt u instructies voor het maken van een opstartbare USB-stick.</text:span></text:span></text:p></text:note-body></text:note>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/></text:p>
          </table:table-cell>
          <table:table-cell table:style-name="_32_._5f_Installatie_5f_uitvoeren.C2" office:value-type="string">
            <text:p text:style-name="P46"><text:span text:style-name="T102">Selecteer</text:span><text:span text:style-name="T158"> </text:span><text:span text:style-name="Strong_20_Emphasis"><text:span text:style-name="T159">Live </text:span></text:span><text:span text:style-name="Strong_20_Emphasis"><text:span text:style-name="T160">system (amd64)</text:span></text:span><text:span text:style-name="T161"> </text:span><text:span text:style-name="T162">en druk op de </text:span><text:span text:style-name="T163">Enter</text:span><text:span text:style-name="T164">-</text:span><text:span text:style-name="T76">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4" office:value-type="string">
            <text:p text:style-name="P48">Volg de welkomstschermen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5" office:value-type="string">
            <text:p text:style-name="P49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1"><text:span text:style-name="Strong_20_Emphasis"><text:span text:style-name="T58">☐</text:span></text:span></text:p>
          </table:table-cell>
          <table:table-cell table:style-name="_32_._5f_Installatie_5f_uitvoeren.C6" office:value-type="string">
            <text:p text:style-name="P52"><text:span text:style-name="T165">Start de installatie</text:span><text:span text:style-name="T166"> </text:span><text:span text:style-name="T76">via </text:span><text:span text:style-name="T167">een </text:span><text:span text:style-name="T168">klik op </text:span><text:span text:style-name="Strong_20_Emphasis"><text:span text:style-name="T169">Activities</text:span></text:span><text:span text:style-name="T168"> en </text:span><text:span text:style-name="T170">een </text:span><text:span text:style-name="T168">klik op</text:span><text:span text:style-name="T171"> </text:span><text:span text:style-name="Strong_20_Emphasis"><text:span text:style-name="T172">Install Debian</text:span></text:span><text:span text:style-name="T173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53"><text:span text:style-name="T174">Typ</text:span><text:span text:style-name="T175"> </text:span><text:span text:style-name="User_20_Entry"><text:span text:style-name="T176">live</text:span></text:span><text:span text:style-name="T175"> als</text:span><text:span text:style-name="T174">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5"><text:span text:style-name="Emphasis"><text:span text:style-name="T177">Volg de installatieschermen en vul deze in.</text:span></text:span><text:span text:style-name="T178"/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8" office:value-type="string">
            <text:p text:style-name="Standard"><text:span text:style-name="T179">Maak verbinding met het </text:span><text:span text:style-name="T180">netwerk</text:span><text:span text:style-name="T179">; essentieel voor taalinstelling en softwareselectie</text:span><text:span text:style-name="T76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1"><text:span text:style-name="Strong_20_Emphasis"><text:span text:style-name="T58">☐</text:span></text:span></text:p>
          </table:table-cell>
          <table:table-cell table:style-name="_32_._5f_Installatie_5f_uitvoeren.C13" office:value-type="string">
            <text:p text:style-name="P57"><text:span text:style-name="T165">Bij </text:span><text:span text:style-name="Strong_20_Emphasis"><text:span text:style-name="T181">Welcome</text:span></text:span><text:span text:style-name="T165">: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3" office:value-type="string">
            <text:p text:style-name="P58"><text:span text:style-name="T182">K</text:span><text:span text:style-name="T165">ies </text:span><text:span text:style-name="Strong_20_Emphasis"><text:span text:style-name="T181">Nederlands</text:span></text:span><text:span text:style-name="T165"> </text:span><text:span text:style-name="T183">en klik op </text:span><text:span text:style-name="Strong_20_Emphasis"><text:span text:style-name="T184">Volgende</text:span></text:span><text:span text:style-name="T183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3" office:value-type="string">
            <text:p text:style-name="P57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16" office:value-type="string">
            <text:p text:style-name="P60">Bij <text:span text:style-name="T185">Locatie</text:span>: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6" office:value-type="string">
            <text:p text:style-name="P61"><text:span text:style-name="T186">B</text:span>ij <text:span text:style-name="T185">Regio</text:span> <text:span text:style-name="T186">kies</text:span> <text:span text:style-name="T185">Europa</text:span> <text:span text:style-name="T187">en </text:span><text:span text:style-name="T188">klik op </text:span><text:span text:style-name="Strong_20_Emphasis"><text:span text:style-name="T189">Volgende</text:span></text:span><text:span text:style-name="T188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6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24"><text:span text:style-name="Strong_20_Emphasis"><text:span text:style-name="T74">☐</text:span></text:span></text:p>
          </table:table-cell>
          <table:table-cell table:style-name="_32_._5f_Installatie_5f_uitvoeren.C19" office:value-type="string">
            <text:p text:style-name="P60">Bij <text:span text:style-name="T185">Toetsenbord</text:span>: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9" office:value-type="string">
            <text:p text:style-name="P61"><text:span text:style-name="T190">K</text:span>ies <text:span text:style-name="T185">English (US)</text:span> <text:span text:style-name="T191">en </text:span><text:span text:style-name="Strong_20_Emphasis"><text:span text:style-name="T191">English (US, intl., with dead keys)</text:span></text:span><text:span text:style-name="T191">, </text:span><text:span text:style-name="T187">en </text:span><text:span text:style-name="T188">klik op </text:span><text:span text:style-name="Strong_20_Emphasis"><text:span text:style-name="T189">Volgende</text:span></text:span><text:span text:style-name="T188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21" office:value-type="string">
            <text:p text:style-name="P60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51"><text:span text:style-name="Strong_20_Emphasis"><text:span text:style-name="T58">☐</text:span></text:span></text:p>
          </table:table-cell>
          <table:table-cell table:style-name="_32_._5f_Installatie_5f_uitvoeren.C22" office:value-type="string">
            <text:p text:style-name="P65"><text:span text:style-name="T192">Bij </text:span><text:span text:style-name="Strong_20_Emphasis"><text:span text:style-name="T193">Gebruikers</text:span></text:span><text:span text:style-name="T192">: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23" office:value-type="string">
            <text:p text:style-name="P66"><text:span text:style-name="T194">V</text:span><text:span text:style-name="T192">ul in </text:span><text:span text:style-name="Strong_20_Emphasis"><text:span text:style-name="T195">Wat is je naam?</text:span></text:span><text:span text:style-name="T196"> &lt;</text:span><text:span text:style-name="T197">gebruiker&gt;</text:span><text:span text:style-name="T198">,</text:span><text:span text:style-name="Strong_20_Emphasis"><text:span text:style-name="T199"><text:line-break/></text:span></text:span><text:span text:style-name="Strong_20_Emphasis"><text:span text:style-name="T195">Welke naam wil je gebruiken om in te loggen?</text:span></text:span><text:span text:style-name="T200"> &lt;</text:span><text:span text:style-name="T201">gebruikers</text:span><text:span text:style-name="T197">naam&gt;</text:span><text:span text:style-name="T165">,</text:span><text:span text:style-name="Strong_20_Emphasis"><text:span text:style-name="T202"><text:line-break/></text:span></text:span><text:span text:style-name="Strong_20_Emphasis"><text:span text:style-name="T203">Wat is de </text:span></text:span><text:span text:style-name="Strong_20_Emphasis"><text:span text:style-name="T195">naam van deze </text:span></text:span><text:span text:style-name="Strong_20_Emphasis"><text:span text:style-name="T203">computer</text:span></text:span><text:span text:style-name="Strong_20_Emphasis"><text:span text:style-name="T204"> </text:span></text:span><text:span text:style-name="T205">&lt;</text:span><text:span text:style-name="T197">computernaam&gt;</text:span><text:span text:style-name="T196">,</text:span></text:p>
            <text:p text:style-name="P67"><text:span text:style-name="T200">v</text:span><text:span text:style-name="T196">ul </text:span><text:span text:style-name="T206">tweemaal het </text:span><text:span text:style-name="Strong_20_Emphasis"><text:span text:style-name="T207">wachtwoord</text:span></text:span><text:span text:style-name="T206"> </text:span><text:span text:style-name="T196">in</text:span><text:span text:style-name="T208"> </text:span><text:span text:style-name="T183">en klik op </text:span><text:span text:style-name="Strong_20_Emphasis"><text:span text:style-name="T209">Volgende</text:span></text:span><text:span text:style-name="T183">.</text:span></text:p>
          </table:table-cell>
        </table:table-row>
      </table:table>
      <text:p text:style-name="P68"><text:span text:style-name="Strong_20_Emphasis"/></text:p>
      <text:list text:continue-numbering="true" text:style-name="L1">
        <text:list-item>
          <text:p text:style-name="P69"><text:span text:style-name="Strong_20_Emphasis"><text:span text:style-name="T210">Installatie </text:span></text:span><text:span text:style-name="Strong_20_Emphasis"><text:span text:style-name="T211">afronden</text:span></text:span></text:p>
        </text:list-item>
      </text:list>
      <text:p text:style-name="P70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51"><text:span text:style-name="Strong_20_Emphasis"><text:span text:style-name="T58">☐</text:span></text:span></text:p>
          </table:table-cell>
          <table:table-cell table:style-name="_33_._5f_Installatie_5f_afronden.C1" office:value-type="string">
            <text:p text:style-name="P72"><text:span text:style-name="T212">Aanmelden als </text:span><text:span text:style-name="T60">&lt;</text:span><text:span text:style-name="T62">gebruike</text:span><text:span text:style-name="T63">r&gt;</text:span><text:span text:style-name="T167">.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6"><text:span text:style-name="Strong_20_Emphasis"><text:span text:style-name="T213">☐</text:span></text:span></text:p>
          </table:table-cell>
          <table:table-cell table:style-name="_33_._5f_Installatie_5f_afronden.C3" office:value-type="string">
            <text:p text:style-name="P77"><text:span text:style-name="T214">Volg de welkomstschermen.</text:span><text:span text:style-name="T215"/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3" office:value-type="string">
            <text:p text:style-name="P77"/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9"><text:span text:style-name="Strong_20_Emphasis"><text:span text:style-name="T58">☐</text:span></text:span></text:p>
          </table:table-cell>
          <table:table-cell table:style-name="_33_._5f_Installatie_5f_afronden.C5" office:value-type="string">
            <text:p text:style-name="P78"><text:span text:style-name="T75">Druk op de Super-toets</text:span><text:span text:style-name="T75"><text:note text:id="ftn7" text:note-class="footnote"><text:note-citation>1</text:note-citation><text:note-body><text:p text:style-name="P79">Windows-, command- of vergrootglastoets.</text:p></text:note-body></text:note></text:span><text:span text:style-name="T75">, ty</text:span><text:span text:style-name="T94">p </text:span><text:span text:style-name="User_20_Entry"><text:span text:style-name="T216">term</text:span></text:span><text:span text:style-name="T96"> </text:span><text:span text:style-name="T97">e</text:span><text:span text:style-name="T76">n </text:span><text:span text:style-name="T77">k</text:span><text:span text:style-name="T76">lik op het </text:span><text:span text:style-name="Strong_20_Emphasis"><text:span text:style-name="T78">Terminalvenster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76"><text:note text:id="ftn12" text:note-class="footnote"><text:note-citation>2</text:note-citation><text:note-body><text:p text:style-name="P27">Op LXDE volg Menu &gt; <text:span text:style-name="T80">Systeem</text:span> &gt; <text:span text:style-name="T80">LXTerminal</text:span>.</text:p></text:note-body></text:note></text:span></text:span><text:span text:style-name="Strong_20_Emphasis"><text:span text:style-name="T81">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><text:span text:style-name="Strong_20_Emphasis"/></text:p>
          </table:table-cell>
          <table:table-cell table:style-name="_33_._5f_Installatie_5f_afronden.C6" office:value-type="string">
            <text:p text:style-name="P80"><text:span text:style-name="T82">Typ</text:span><text:span text:style-name="T83"> de </text:span><text:span text:style-name="T84">volgende </text:span><text:span text:style-name="T85">drie </text:span><text:span text:style-name="T83">opdrachten, ieder gevolgd door de </text:span><text:span text:style-name="T217">Enter</text:span><text:span text:style-name="T76">-toets: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7" office:value-type="string">
            <text:p text:style-name="P82"><text:span text:style-name="User_20_Entry"><text:span text:style-name="T87">sudo</text:span></text:span><text:span text:style-name="User_20_Entry"><text:span text:style-name="T88"> </text:span></text:span><text:span text:style-name="User_20_Entry"><text:span text:style-name="T87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8" office:value-type="string">
            <text:p text:style-name="P83"><text:span text:style-name="User_20_Entry"><text:span text:style-name="T88">wget karelzimmer.nl/</text:span></text:span><text:span text:style-name="User_20_Entry"><text:span text:style-name="T89">getkz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9" office:value-type="string">
            <text:p text:style-name="P83"><text:span text:style-name="User_20_Entry"><text:span text:style-name="T88">bash </text:span></text:span><text:span text:style-name="User_20_Entry"><text:span text:style-name="T90">g</text:span></text:span><text:span text:style-name="User_20_Entry"><text:span text:style-name="T218">etkz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0" office:value-type="string">
            <text:p text:style-name="P85"><text:span text:style-name="Strong_20_Emphasis"><text:span text:style-name="T85">V</text:span></text:span><text:span text:style-name="Strong_20_Emphasis"><text:span text:style-name="T92">olg </text:span></text:span><text:span text:style-name="Strong_20_Emphasis"><text:span text:style-name="T5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1" office:value-type="string">
            <text:p text:style-name="P86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19"><text:span text:style-name="Strong_20_Emphasis"><text:span text:style-name="T58">☐</text:span></text:span></text:p>
          </table:table-cell>
          <table:table-cell table:style-name="_33_._5f_Installatie_5f_afronden.C12" office:value-type="string">
            <text:p text:style-name="P87"><text:span text:style-name="T75">Druk op de Super-toets</text:span><text:span text:style-name="T93">1</text:span><text:span text:style-name="T75">, t</text:span><text:span text:style-name="T94">yp </text:span><text:span text:style-name="User_20_Entry"><text:span text:style-name="T219">menu</text:span></text:span><text:span text:style-name="T96"> </text:span><text:span text:style-name="T97">e</text:span><text:span text:style-name="T76">n </text:span><text:span text:style-name="T77">k</text:span><text:span text:style-name="T76">lik op het </text:span><text:span text:style-name="Strong_20_Emphasis"><text:span text:style-name="T98">KZ </text:span></text:span><text:span text:style-name="Strong_20_Emphasis"><text:span text:style-name="T99">Installatiemenu</text:span></text:span><text:span text:style-name="Strong_20_Emphasis"><text:span text:style-name="T78">-</text:span></text:span><text:span text:style-name="Strong_20_Emphasis"><text:span text:style-name="T76">pictogram</text:span></text:span><text:span text:style-name="Strong_20_Emphasis"><text:span text:style-name="T100"><text:note text:id="ftn8" text:note-class="footnote"><text:note-citation>3</text:note-citation><text:note-body><text:p text:style-name="P34">Op LXDE volg Menu &gt; H<text:span text:style-name="T101">u</text:span>lpmiddelen &gt; KZ Installatiemenu.</text:p></text:note-body></text:note></text:span></text:span><text:span text:style-name="Strong_20_Emphasis"><text:span text:style-name="T76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/></text:p>
          </table:table-cell>
          <table:table-cell table:style-name="_33_._5f_Installatie_5f_afronden.C13" office:value-type="string">
            <text:p text:style-name="P88"><text:span text:style-name="T102">Selecteer</text:span><text:span text:style-name="T220"> </text:span><text:span text:style-name="Strong_20_Emphasis"><text:span text:style-name="T221">3</text:span></text:span><text:span text:style-name="T222"> </text:span><text:span text:style-name="T223">Installatie</text:span><text:span text:style-name="T224"> </text:span><text:span text:style-name="T225">afronden</text:span><text:span text:style-name="T106">.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4" office:value-type="string">
            <text:p text:style-name="P38"><text:span text:style-name="T91">V</text:span><text:span text:style-name="T92">olg </text:span><text:span text:style-name="T58">de aanwijzingen op het scherm.</text:span></text:p>
          </table:table-cell>
        </table:table-row>
      </table:table>
      <text:p text:style-name="P70"><text:span text:style-name="Strong_20_Emphasis"><text:span text:style-name="T58"><text:tab/></text:span></text:span></text:p>
      <text:list text:continue-numbering="true" text:style-name="L1">
        <text:list-item>
          <text:p text:style-name="P89"><text:span text:style-name="Strong_20_Emphasis"><text:span text:style-name="T226">Gebruiker inrichten</text:span></text:span></text:p>
        </text:list-item>
      </text:list>
      <text:p text:style-name="P9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1" office:value-type="string">
            <text:p text:style-name="P92"><text:span text:style-name="T212">Aanmelden als </text:span><text:span text:style-name="T60">&lt;</text:span><text:span text:style-name="T62">gebruike</text:span><text:span text:style-name="T63">r&gt;</text:span><text:span text:style-name="T64"><text:note text:id="ftn9" text:note-class="footnote"><text:note-citation>1</text:note-citation><text:note-body><text:p text:style-name="P93"><text:span text:style-name="T227">E</text:span><text:span text:style-name="T228">v</text:span><text:span text:style-name="T229">en</text:span><text:span text:style-name="T230">t</text:span><text:span text:style-name="T231">uele </text:span><text:span text:style-name="T232">extra </text:span><text:span text:style-name="T71">gebruiker</text:span><text:span text:style-name="T232">s aanmelden </text:span><text:span text:style-name="T233">en dezelfde stappen uitvoeren</text:span><text:span text:style-name="T234">.</text:span></text:p></text:note-body></text:note></text:span><text:span text:style-name="T212">.</text:span></text:p>
          </table:table-cell>
        </table:table-row>
        <table:table-row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/>
          </table:table-cell>
          <table:table-cell table:style-name="Tabel2.D2" office:value-type="string">
            <text:p text:style-name="P95"/>
          </table:table-cell>
        </table:table-row>
        <table:table-row table:style-name="Tabel2.3"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1"><text:span text:style-name="Strong_20_Emphasis"/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2" office:value-type="string">
            <text:p text:style-name="P96"><text:span text:style-name="T235">Volg de welkomstschermen.</text:span><text:span text:style-name="T236"/></text:p>
          </table:table-cell>
        </table:table-row>
        <table:table-row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/>
          </table:table-cell>
          <table:table-cell table:style-name="Tabel2.D2" office:value-type="string">
            <text:p text:style-name="P95"/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24"><text:span text:style-name="Strong_20_Emphasis"><text:span text:style-name="T74">☐</text:span></text:span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5" office:value-type="string">
            <text:p text:style-name="P98"><text:span text:style-name="T76">Druk op de Super-toets</text:span><text:span text:style-name="T76"><text:note text:id="ftn10" text:note-class="footnote"><text:note-citation>2</text:note-citation><text:note-body><text:p text:style-name="P79">Windows-, command- of vergrootglastoets.</text:p></text:note-body></text:note></text:span><text:span text:style-name="T76">, t</text:span><text:span text:style-name="T94">yp </text:span><text:span text:style-name="User_20_Entry"><text:span text:style-name="T237">menu</text:span></text:span><text:span text:style-name="T96"> </text:span><text:span text:style-name="T97">e</text:span><text:span text:style-name="T76">n </text:span><text:span text:style-name="T77">k</text:span><text:span text:style-name="T76">lik op het </text:span><text:span text:style-name="Strong_20_Emphasis"><text:span text:style-name="T238">KZ</text:span></text:span><text:span text:style-name="Strong_20_Emphasis"><text:span text:style-name="T98"> </text:span></text:span><text:span text:style-name="Strong_20_Emphasis"><text:span text:style-name="T99">Installatiemenu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100"><text:note text:id="ftn11" text:note-class="footnote"><text:note-citation>3</text:note-citation><text:note-body><text:p text:style-name="P34">Op LXDE volg Menu &gt; H<text:span text:style-name="T101">u</text:span>lpmiddelen &gt; KZ Installatiemenu.</text:p></text:note-body></text:note></text:span></text:span><text:span text:style-name="Strong_20_Emphasis"><text:span text:style-name="T76">.</text:span></text:span></text:p>
          </table:table-cell>
        </table:table-row>
        <table:table-row>
          <table:table-cell table:style-name="Tabel2.A1" office:value-type="string">
            <text:p text:style-name="P99"/>
          </table:table-cell>
          <table:table-cell table:style-name="Tabel2.A1" office:value-type="string">
            <text:p text:style-name="P99"/>
          </table:table-cell>
          <table:table-cell table:style-name="Tabel2.A1" office:value-type="string">
            <text:p text:style-name="P99"/>
          </table:table-cell>
          <table:table-cell table:style-name="Tabel2.D6" office:value-type="string">
            <text:p text:style-name="P100"><text:span text:style-name="T102">Selecteer</text:span><text:span text:style-name="T220"> </text:span><text:span text:style-name="Strong_20_Emphasis"><text:span text:style-name="T221">4</text:span></text:span><text:span text:style-name="T222"> </text:span><text:span text:style-name="T239">Gebruiker inrichten</text:span><text:span text:style-name="T106">.</text:span></text:p>
          </table:table-cell>
        </table:table-row>
        <table:table-row>
          <table:table-cell table:style-name="Tabel2.A1" office:value-type="string">
            <text:p text:style-name="P99"/>
          </table:table-cell>
          <table:table-cell table:style-name="Tabel2.A1" office:value-type="string">
            <text:p text:style-name="P99"/>
          </table:table-cell>
          <table:table-cell table:style-name="Tabel2.A1" office:value-type="string">
            <text:p text:style-name="P99"/>
          </table:table-cell>
          <table:table-cell table:style-name="Tabel2.D7" office:value-type="string">
            <text:p text:style-name="P101"><text:span text:style-name="T91">V</text:span><text:span text:style-name="T92">olg </text:span><text:span text:style-name="T58">de aanwijzingen op het scherm.</text:span></text:p>
          </table:table-cell>
        </table:table-row>
      </table:table>
      <text:p text:style-name="P102"/>
      <text:p text:style-name="P103"/>
      <text:p text:style-name="P104"><text:span text:style-name="T240">E</text:span><text:span text:style-name="T241">inde c</text:span><text:span text:style-name="T242">hecklist, </text:span><text:span text:style-name="T243">d</text:span><text:span text:style-name="T242">e</text:span><text:span text:style-name="T244"> installatie van </text:span><text:span text:style-name="T244"><text:user-field-get text:name="Distro">Debian</text:user-field-get></text:span><text:span text:style-name="T119"><text:s/></text:span><text:span text:style-name="T120">Des</text:span><text:span text:style-name="T245">k</text:span><text:span text:style-name="T120">top</text:span><text:span text:style-name="T121"> </text:span><text:span text:style-name="T244">is voltooid.</text:span></text:p>
      <text:p text:style-name="P105"/>
      <text:list text:style-name="L2">
        <text:list-header>
          <text:p text:style-name="P106"><text:span text:style-name="T246">Geschreven door </text:span><text:a xlink:type="simple" xlink:href="mailto:info@karelzimmer.nl?subject=Checklist%20installatie%20Linux" text:style-name="Internet_20_link" text:visited-style-name="Visited_20_Internet_20_Link"><text:span text:style-name="T247">Karel Zimmer</text:span></text:a><text:span text:style-name="T248">.</text:span></text:p>
          <text:p text:style-name="P107"><text:span text:style-name="T249">Licentie </text:span><text:span text:style-name="T248">C</text:span><text:span text:style-name="T250">C0</text:span><text:span text:style-name="T248"> 1.0 </text:span><text:span text:style-name="T251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1"><text:s/></text:span><text:span text:style-name="T251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1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desktop</text:file-name><text:tab/><text:tab/><text:date style:data-style-name="N36" text:date-value="2026-01-12T12:36:14.170644697">12-01-2026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6-01-12T12:36:14.099159746</dc:date>
    <meta:keyword>Installatie</meta:keyword>
    <meta:keyword>Checklist</meta:keyword>
    <meta:keyword>Linux</meta:keyword>
    <meta:editing-cycles>7155</meta:editing-cycles>
    <meta:editing-duration>P13DT4H2M23S</meta:editing-duration>
    <meta:print-date>2025-02-26T16:34:17.960837243</meta:print-date>
    <dc:creator>Karel Zimmer</dc:creator>
    <meta:document-statistic meta:table-count="4" meta:image-count="2" meta:object-count="0" meta:page-count="4" meta:paragraph-count="99" meta:word-count="583" meta:character-count="3900" meta:non-whitespace-character-count="3391"/>
    <meta:user-defined meta:name="Info 1"/>
    <meta:user-defined meta:name="Info 2"/>
    <meta:user-defined meta:name="Info 3"/>
    <meta:user-defined meta:name="Info 4"/>
  </office:meta>
</office:document-meta>
</file>